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12.91cm"/>
    </style:style>
    <style:style style:name="co5" style:family="table-column">
      <style:table-column-properties fo:break-before="auto" style:column-width="11.892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6.946cm"/>
    </style:style>
    <style:style style:name="ro1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2.868cm" fo:break-before="auto" style:use-optimal-row-height="true"/>
    </style:style>
    <style:style style:name="ro4" style:family="table-row">
      <style:table-row-properties style:row-height="4.053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2.473cm" fo:break-before="auto" style:use-optimal-row-height="tru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2" style:family="table" style:master-page-name="PageStyle_5f_Аркуш2">
      <style:table-properties table:display="true" style:writing-mode="lr-tb"/>
    </style:style>
    <style:style style:name="ta3" style:family="table" style:master-page-name="PageStyle_5f_Аркуш3">
      <style:table-properties table:display="true" style:writing-mode="lr-tb"/>
    </style:style>
    <style:style style:name="ta4" style:family="table" style:master-page-name="PageStyle_5f_Аркуш1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c0c0c0" fo:wrap-option="wrap" fo:padding="0.071cm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Аркуш1" table:style-name="ta4">
        <office:forms form:automatic-focus="false" form:apply-design-mode="false"/>
        <table:table-column table:style-name="co2" table:default-cell-style-name="ce4"/>
        <table:table-column table:style-name="co4" table:default-cell-style-name="ce7"/>
        <table:table-column table:style-name="co5" table:default-cell-style-name="ce4"/>
        <table:table-column table:style-name="co6" table:default-cell-style-name="ce4"/>
        <table:table-column table:style-name="co7" table:number-columns-repeated="252" table:default-cell-style-name="ce4"/>
        <table:table-column table:style-name="co7" table:number-columns-repeated="768" table:default-cell-style-name="Default"/>
        <table:table-row table:style-name="ro2">
          <table:table-cell table:style-name="ce3" office:value-type="string">
            <text:p>ID</text:p>
          </table:table-cell>
          <table:table-cell table:style-name="ce5" office:value-type="string">
            <text:p>Question</text:p>
          </table:table-cell>
          <table:table-cell table:style-name="ce3" office:value-type="string">
            <text:p>Decision</text:p>
          </table:table-cell>
          <table:table-cell table:style-name="ce3" office:value-type="string">
            <text:p>Action</text:p>
          </table:table-cell>
          <table:table-cell table:style-name="ce3" table:number-columns-repeated="1019"/>
          <table:table-cell/>
        </table:table-row>
        <table:table-row table:style-name="ro3">
          <table:table-cell office:value-type="float" office:value="1">
            <text:p>1</text:p>
          </table:table-cell>
          <table:table-cell table:style-name="ce6" office:value-type="string">
            <text:p>Порожні колонки по періоду активації для послуг:</text:p>
            <text:p>Select rp_activation_term_en, count(*) from oms.sc_rate_plan group by rp_activation_term_en;</text:p>
            <text:p><text:s text:c="2"/>COUNT(*) RP_ACTIVATION_TERM_EN</text:p>
            <text:p>---------- ----------------------------------------</text:p>
            <text:p><text:s text:c="8"/>60</text:p>
            <text:p><text:s text:c="7"/>201 first day of next month</text:p>
            <text:p><text:s text:c="7"/>251 1 day</text:p>
          </table:table-cell>
          <table:table-cell office:value-type="string">
            <text:p>передать выборки для анализа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2">
            <text:p>2</text:p>
          </table:table-cell>
          <table:table-cell table:style-name="ce6" office:value-type="string">
            <text:p>Порожні колонки по періоду тарифікації для послуг:</text:p>
            <text:p><text:s/>Select rp_period_fee_en, count(*) from oms.sc_rate_plan group by rp_period_fee_en;</text:p>
            <text:p/>
            <text:p>RP_PERIOD_FEE_EN <text:s text:c="16"/>COUNT(*)</text:p>
            <text:p>------------------------------ ----------</text:p>
            <text:p><text:s text:c="38"/>261</text:p>
            <text:p>1 day <text:s text:c="33"/>57</text:p>
            <text:p>daily <text:s text:c="33"/>31</text:p>
            <text:p>weekly <text:s text:c="33"/>1</text:p>
            <text:p>Monthly <text:s text:c="30"/>162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table:style-name="ce6" office:value-type="string">
            <text:p>Міграція тарифних планів, які вже не діють</text:p>
          </table:table-cell>
          <table:table-cell office:value-type="string">
            <text:p>если дата завершения больще текущей, значит он есть у абонентов.</text:p>
            <text:p>Если нет — полагаем что нет.</text:p>
            <text:p>Остановимся на том что переносим все.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float" office:value="4">
            <text:p>4</text:p>
          </table:table-cell>
          <table:table-cell table:style-name="ce6" office:value-type="string">
            <text:p>Відсутня прив’язка зовнішніх сервісів до внутрішніх:</text:p>
            <text:p>Select count(*) from oms.oms_incoming_serv_rels where oms_serv is null;</text:p>
            <text:p/>
            <text:p><text:s text:c="2"/>COUNT(*)</text:p>
            <text:p>----------</text:p>
            <text:p><text:s text:c="8"/>34</text:p>
          </table:table-cell>
          <table:table-cell office:value-type="string">
            <text:p>? Не переносим те которые без маппинга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table:style-name="ce6" office:value-type="string">
            <text:p>Відсутній тип сервіса:</text:p>
            <text:p>Select count(*) from oms.sc_feature where f_type_id IS NULL;</text:p>
            <text:p/>
            <text:p><text:s text:c="2"/>COUNT(*)</text:p>
            <text:p>----------</text:p>
            <text:p><text:s text:c="7"/>213</text:p>
          </table:table-cell>
          <table:table-cell office:value-type="string">
            <text:p>Создадим тип «Услуга по умолчанию» для таких типов сервисов.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Необхідно отримати наступні довідники: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1. Типи сервісів. Зараз зберігаються в SC_FEATURE_TYPE, інформація з таблиці - в прикладеному файлі, необхідно зробити ревізію.</text:p>
          </table:table-cell>
          <table:table-cell office:value-type="string">
            <text:p>Переносим как ест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. Типи команд (активація послуги, деактивація тощо). Зараз такої інформації не існує.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3. Сегменти абонентів. Зараз сегменти прив’язані до деяких тарифних планів, але, по-перше, це буде змінюватися (у нас прив’язка до команд), тому сегменти можуть бути іншими, по-друге, ця зв’язка існує не для всіх тарифних планів.</text:p>
          </table:table-cell>
          <table:table-cell office:value-type="string">
            <text:p>Необходимость наличия </text:p>
            <text:p>сегмента </text:p>
            <text:p>под вопросом</text:p>
          </table:table-cell>
          <table:table-cell table:number-columns-repeated="1021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Аркуш2" table:style-name="ta2">
        <table:table-column table:style-name="co3" table:number-columns-repeated="257" table:default-cell-style-name="ce2"/>
        <table:table-row table:style-name="ro10" table:number-rows-repeated="1048575">
          <table:table-cell table:number-columns-repeated="257"/>
        </table:table-row>
        <table:table-row table:style-name="ro10">
          <table:table-cell table:number-columns-repeated="257"/>
        </table:table-row>
      </table:table>
      <table:table table:name="Аркуш3" table:style-name="ta3">
        <table:table-column table:style-name="co3" table:number-columns-repeated="257" table:default-cell-style-name="ce2"/>
        <table:table-row table:style-name="ro10" table:number-rows-repeated="1048575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орінка </text:span><text:span text:style-name="MT1"><text:page-number>1</text:page-number></text:span></text:p>
      </style:footer>
      <style:footer-left style:display="false">
        <text:p><text:span text:style-name="MT1">Сторінка </text:span><text:span text:style-name="MT1"><text:page-number>1</text:page-number></text:span></text:p>
      </style:footer-left>
    </style:master-page>
    <style:master-page style:name="PageStyle_5f_Аркуш2" style:display-name="PageStyle_Аркуш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орінка </text:span><text:span text:style-name="MT1"><text:page-number>1</text:page-number></text:span></text:p>
      </style:footer>
      <style:footer-left style:display="false">
        <text:p><text:span text:style-name="MT1">Сторінка </text:span><text:span text:style-name="MT1"><text:page-number>1</text:page-number></text:span></text:p>
      </style:footer-left>
    </style:master-page>
    <style:master-page style:name="PageStyle_5f_Аркуш3" style:display-name="PageStyle_Аркуш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орінка </text:span><text:span text:style-name="MT1"><text:page-number>1</text:page-number></text:span></text:p>
      </style:footer>
      <style:footer-left style:display="false">
        <text:p><text:span text:style-name="MT1">Сторінк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Shmygelskyy</meta:initial-creator>
    <meta:creation-date>2014-11-19T10:50:13</meta:creation-date>
    <dc:date>2014-11-24T11:51:43</dc:date>
    <meta:editing-cycles>6</meta:editing-cycles>
    <meta:editing-duration>PT8M35S</meta:editing-duration>
    <meta:generator>LibreOffice/3.5$Linux_x86 LibreOffice_project/350m1$Build-2</meta:generator>
    <dc:creator>Serge Shmygelskyy</dc:creator>
    <meta:document-statistic meta:table-count="3" meta:cell-count="29" meta:object-count="0"/>
  </office:meta>
</office:document-meta>
</file>